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h text:outline-level="1">Chapter 1: The Morning After</text:h>
      <text:p>The sun rose slowly over the valley.</text:p>
      <text:h text:outline-level="1">Chapter 2: Echoes</text:h>
      <text:p>The hallway stretched endlessly before her.</text:p>
      <text:h text:outline-level="2">The Garden Wall</text:h>
      <text:p>Ivy crept along the old stones.</text:p>
    </office:text>
  </office:body>
</office:document-content>
</file>